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Lucida Grande" svg:font-family="'Lucida Grand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057d78"/>
    </style:style>
    <style:style style:name="T1" style:family="text">
      <style:text-properties fo:color="#000000" style:font-name="Geneva" fo:font-size="12pt" style:font-name-asian="Geneva" style:font-size-asian="12pt" style:font-name-complex="Geneva" style:font-size-complex="12pt"/>
    </style:style>
    <style:style style:name="T2" style:family="text">
      <style:text-properties fo:color="#000000" style:text-line-through-style="solid" style:text-line-through-type="single" style:font-name="Geneva" fo:font-size="12pt" style:font-name-asian="Geneva" style:font-size-asian="12pt" style:font-name-complex="Geneva" style:font-size-complex="12pt"/>
    </style:style>
    <style:style style:name="T3" style:family="text">
      <style:text-properties fo:color="#000000" style:text-line-through-style="none" style:text-line-through-type="none" style:font-name="Geneva" fo:font-size="12pt" style:font-name-asian="Geneva" style:font-size-asian="12pt" style:font-name-complex="Geneva" style:font-size-complex="12pt"/>
    </style:style>
    <style:style style:name="T4" style:family="text">
      <style:text-properties fo:color="#000000" style:text-line-through-style="none" style:text-line-through-type="none" style:font-name="Geneva" fo:font-size="12pt" officeooo:rsid="00057d78" style:font-name-asian="Geneva" style:font-size-asian="12pt" style:font-name-complex="Genev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useRun is a classic rogue-like game set at the school of James Ruse. In the game, the user must endeavour to make their way from the bottom of the farm to the front gates, which are the only surviving exit. But th</text:span><text:span text:style-name="T3">ere’s a catch the exit itself will close in a mere 2 hours, trapping you inside the school. And though a long time that may seem, there are many within the school who would see you trapped inside forever. Will you succeed where so many have failed, and escape from the school? For I fear that if you should fail, th</text:span><text:span text:style-name="T4">en</text:span><text:span text:style-name="T3"> we are all doomed.</text:span></text:p>
      <text:p text:style-name="P3"><text:span text:style-name="T4">The game was made using python, and the module curses. Curses supplies a terminal-independant facility that can be used for screen-painting and keyboard handling for text based terminals. The python version of curses originated from the C functions provided by curses, which were marginally altered to fit the python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va" svg:font-family="Geneva"/>
    <style:font-face style:name="Lucida Grande" svg:font-family="'Lucida Grand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1T08:26:49.090000000</dc:date>
    <meta:editing-duration>PT5M53S</meta:editing-duration>
    <meta:editing-cycles>1</meta:editing-cycles>
    <meta:document-statistic meta:table-count="0" meta:image-count="0" meta:object-count="0" meta:page-count="1" meta:paragraph-count="2" meta:word-count="156" meta:character-count="877" meta:non-whitespace-character-count="723"/>
    <meta:generator>LibreOffice/5.4.3.2$Windows_X86_64 LibreOffice_project/92a7159f7e4af62137622921e809f8546db437e5</meta:generator>
  </office:meta>
</office:document-meta>
</file>